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ersTest.should_array_equals_deal_with_null_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tchersTest.greater_than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tchersTest.matches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chersTest.less_than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tchersTest.not_null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tchersTest.less_or_equal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tchersTest.find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tchersTest.null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tchersTest.less_or_equal_over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tchersTest.compare_to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chersTest.eq_matcher_and_nu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ersTest.delta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atchersTest.nullable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chersTest.not_over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atchersTest.less_than_over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tchersTest.same_matcher_and_nu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ersTest.and_over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atchersTest.matches_Pattern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chersTest.should_use_smart_equals_for_primitive_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chersTest.delta_matcher_prints_itsel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tchersTest.contains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chersTest.matches_Pattern_matcher_in_subreg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chersTest.greater_or_equal_matcher_over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tchersTest.null_matcher_for_primitive_wrapp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tchersTest.or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chersTest.any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chersTest.any_String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tchersTest.array_equals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atchersTest.or_over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atchersTest.any_T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atchersTest.starts_with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chersTest.greater_or_equal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tchersTest.should_use_smart_equals_for_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chersTest.ends_with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chersTest.greater_than_matcher_over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tchersTest.array_equals_should_throw_ArgumentsAreDifferentException_for_non_matching_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tchersTest.same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